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69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MAINE DE TRAVAI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ODUCTION/h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table:formula="of:=[.B1]*52"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BOIS PRODUIT</text:p>
          </table:table-cell>
          <table:table-cell table:formula="of:=[.B2]*[.D1]" office:value-type="float" office:value="327600" calcext:value-type="float">
            <text:p>327600</text:p>
          </table:table-cell>
          <table:table-cell office:value-type="string" calcext:value-type="string">
            <text:p>TAUX VENTE</text:p>
          </table:table-cell>
          <table:table-cell office:value-type="float" office:value="0.54" calcext:value-type="float">
            <text:p>0,54</text:p>
          </table:table-cell>
          <table:table-cell/>
        </table:table-row>
        <table:table-row table:style-name="ro1">
          <table:table-cell office:value-type="string" calcext:value-type="string">
            <text:p>VOLUME BOIS VENDU</text:p>
          </table:table-cell>
          <table:table-cell table:formula="of:=[.B3]*[.D3]" office:value-type="float" office:value="176904" calcext:value-type="float">
            <text:p>176904</text:p>
          </table:table-cell>
          <table:table-cell office:value-type="string" calcext:value-type="string">
            <text:p>PRIX BOI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ENEFICES</text:p>
          </table:table-cell>
          <table:table-cell table:formula="of:=[.B4]*[.D4]" office:value-type="float" office:value="2653560" calcext:value-type="float">
            <text:p>2653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UR AJOUTEE</text:p>
          </table:table-cell>
          <table:table-cell table:formula="of:=[.B5]-100" office:value-type="float" office:value="2653460" calcext:value-type="float">
            <text:p>2653460</text:p>
          </table:table-cell>
          <table:table-cell office:value-type="string" calcext:value-type="string">
            <text:p>TVA</text:p>
          </table:table-cell>
          <table:table-cell table:formula="of:=[.B6]*0.18" office:value-type="float" office:value="477622.8" calcext:value-type="float">
            <text:p>477622,8</text:p>
          </table:table-cell>
          <table:table-cell/>
        </table:table-row>
        <table:table-row table:style-name="ro1">
          <table:table-cell office:value-type="string" calcext:value-type="string">
            <text:p>TAXES TOTALES</text:p>
          </table:table-cell>
          <table:table-cell table:formula="of:=[.D6]+[.D7]+[.D8]" office:value-type="float" office:value="2354322.8" calcext:value-type="float">
            <text:p>2354322,8</text:p>
          </table:table-cell>
          <table:table-cell office:value-type="string" calcext:value-type="string">
            <text:p>PLOT</text:p>
          </table:table-cell>
          <table:table-cell office:value-type="float" office:value="1876300" calcext:value-type="float">
            <text:p>1876300</text:p>
          </table:table-cell>
          <table:table-cell/>
        </table:table-row>
        <table:table-row table:style-name="ro1">
          <table:table-cell office:value-type="string" calcext:value-type="string">
            <text:p>- TAXES</text:p>
          </table:table-cell>
          <table:table-cell table:formula="of:=[.B6]-[.B7]" office:value-type="float" office:value="299137.2" calcext:value-type="float">
            <text:p>299137,2</text:p>
          </table:table-cell>
          <table:table-cell office:value-type="string" calcext:value-type="string">
            <text:p>ENT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ROFITS</text:p>
          </table:table-cell>
          <table:table-cell table:formula="of:=[.B8]-(9000/10)" office:value-type="float" office:value="298237.2" calcext:value-type="float">
            <text:p>298237,2</text:p>
          </table:table-cell>
          <table:table-cell table:number-columns-repeated="2"/>
          <table:table-cell office:value-type="string" calcext:value-type="string">
            <text:p>par mois</text:p>
          </table:table-cell>
        </table:table-row>
        <table:table-row table:style-name="ro1">
          <table:table-cell office:value-type="string" calcext:value-type="string">
            <text:p>PROFITS + SALAIRES</text:p>
          </table:table-cell>
          <table:table-cell table:formula="of:=[.B9]-[.D10]*[.D11]" office:value-type="float" office:value="10237.2000000002" calcext:value-type="float">
            <text:p>10237,2000000002</text:p>
          </table:table-cell>
          <table:table-cell office:value-type="string" calcext:value-type="string">
            <text:p>SALAIRES</text:p>
          </table:table-cell>
          <table:table-cell table:formula="of:=[.E10]*12" office:value-type="float" office:value="24000" calcext:value-type="float">
            <text:p>24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LOYES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1T10:53:22.982000000</meta:creation-date>
    <dc:date>2024-08-01T11:58:15.530000000</dc:date>
    <meta:editing-duration>PT34M12S</meta:editing-duration>
    <meta:editing-cycles>1</meta:editing-cycles>
    <meta:document-statistic meta:table-count="1" meta:cell-count="37" meta:object-count="0"/>
    <meta:generator>LibreOffice/7.1.4.2$Windows_X86_64 LibreOffice_project/a529a4fab45b75fefc5b6226684193eb000654f6</meta:generator>
  </office:meta>
</office:document-meta>
</file>